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FDB000013D97FF4FEFD.svm"/>
  <manifest:file-entry manifest:media-type="" manifest:full-path="Pictures/2000000900003045000014C7800BFD2F.svm"/>
  <manifest:file-entry manifest:media-type="" manifest:full-path="Pictures/20000009000029DD000029C2F1A19EAD.svm"/>
  <manifest:file-entry manifest:media-type="" manifest:full-path="Pictures/2000000900002F08000016BE2191162B.svm"/>
  <manifest:file-entry manifest:media-type="" manifest:full-path="Pictures/2000000900002FDB0000158062E458D7.svm"/>
  <manifest:file-entry manifest:media-type="" manifest:full-path="Pictures/200000090000341800002909FC9BA26F.svm"/>
  <manifest:file-entry manifest:media-type="" manifest:full-path="Pictures/2000000900003010000016A3CD6DA854.svm"/>
  <manifest:file-entry manifest:media-type="" manifest:full-path="Pictures/200000090000302B000016A37789D40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775cm" table:align="left"/>
    </style:style>
    <style:style style:name="Tableau1.A" style:family="table-column">
      <style:table-column-properties style:column-width="7.329cm"/>
    </style:style>
    <style:style style:name="Tableau1.B" style:family="table-column">
      <style:table-column-properties style:column-width="9.446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7.087cm" table:align="center"/>
    </style:style>
    <style:style style:name="Tableau2.A" style:family="table-column">
      <style:table-column-properties style:column-width="1.729cm"/>
    </style:style>
    <style:style style:name="Tableau2.B" style:family="table-column">
      <style:table-column-properties style:column-width="1.49cm"/>
    </style:style>
    <style:style style:name="Tableau2.C" style:family="table-column">
      <style:table-column-properties style:column-width="1.048cm"/>
    </style:style>
    <style:style style:name="Tableau2.D" style:family="table-column">
      <style:table-column-properties style:column-width="1.258cm"/>
    </style:style>
    <style:style style:name="Tableau2.E" style:family="table-column">
      <style:table-column-properties style:column-width="1.563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Standard" style:list-style-name="L3"/>
    <style:style style:name="P2" style:family="paragraph" style:parent-style-name="Text_20_body" style:list-style-name="L1"/>
    <style:style style:name="P3" style:family="paragraph" style:parent-style-name="Text_20_body" style:list-style-name="L6"/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499cm"/>
      <style:text-properties fo:font-size="20pt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TP3 Pression</text:p>
          </table:table-cell>
          <table:table-cell table:style-name="Tableau1.A1" office:value-type="string">
            <text:p text:style-name="P5">CIRA1</text:p>
          </table:table-cell>
        </table:table-row>
      </table:table>
      <text:h text:style-name="Heading_20_1" text:outline-level="1">I. Généralités</text:h>
      <text:list xml:id="list22255301" text:style-name="L1">
        <text:list-item>
          <text:p text:style-name="P2">Quels sont les éléments d’une chaîne de régulation ?</text:p>
        </text:list-item>
      </text:list>
      <text:p text:style-name="Standard">Les éléments d'une chaîne de régulation sont</text:p>
      <text:p text:style-name="Standard"><text:s/>-Un capteur </text:p>
      <text:p text:style-name="Standard"><text:s/>-Un régulateur</text:p>
      <text:p text:style-name="Standard">et un organe de réglage </text:p>
      <text:p text:style-name="Standard"/>
      <text:list xml:id="list22338428" text:style-name="L3">
        <text:list-item>
          <text:list>
            <text:list-item>
              <text:p text:style-name="P1">Quel est le rôle du régulateur dans cette chaîne ?</text:p>
            </text:list-item>
          </text:list>
        </text:list-item>
      </text:list>
      <text:p text:style-name="Standard"/>
      <text:p text:style-name="Standard">Le régulateur agis sur la Vanne </text:p>
      <text:p text:style-name="Standard"/>
      <text:p text:style-name="Standard"><text:s text:c="13"/>3, <text:s text:c="2"/>Donner la réponse d'un régulateur à action proportionnelle de gain de valeur 2 à un échelon de mesure de 20% à 40%. Le régulateur est configuré en sens inverse, les actions intégrale et dérivée sont supprimées, la consigne reste constante et Y à t=0s est égale à 0. </text:p>
      <text:p text:style-name="Standard"/>
      <text:p text:style-name="Standard"/>
      <text:p text:style-name="Text_20_body"><draw:frame draw:style-name="fr5" draw:name="Objet1" text:anchor-type="paragraph" svg:x="0.051cm" svg:y="0.053cm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 <text:s text:c="10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text:s text:c="18"/>4. <text:s text:c="3"/>Régler le régulateur avec les réglages suivants, donner le nom et la valeur des paramètres modiﬁés. 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4">Xp=30%</text:p>
          </table:table-cell>
          <table:table-cell table:style-name="Tableau2.A1" office:value-type="string">
            <text:p text:style-name="P4">Y0=0%</text:p>
          </table:table-cell>
          <table:table-cell table:style-name="Tableau2.A1" office:value-type="string">
            <text:p text:style-name="P4">Ti=∞</text:p>
          </table:table-cell>
          <table:table-cell table:style-name="Tableau2.A1" office:value-type="string">
            <text:p text:style-name="P4">Td=0s</text:p>
          </table:table-cell>
          <table:table-cell table:style-name="Tableau2.A1" office:value-type="string">
            <text:p text:style-name="P4">X=50%</text:p>
          </table:table-cell>
        </table:table-row>
      </table:table>
      <text:p text:style-name="Standard"><draw:frame draw:style-name="fr1" draw:name="images1" text:anchor-type="paragraph" svg:width="13.337cm" svg:height="10.506cm" draw:z-index="1"><draw:image xlink:href="Pictures/200000090000341800002909FC9BA26F.svm" xlink:type="simple" xlink:show="embed" xlink:actuate="onLoad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5"/>5. <text:s text:c="3"/>Mettre le régulateur en mode automatique, puis faire varier W de 50% à 60%. Mesurer les valeurs correspondantes de Y. </text:p>
      <text:p text:style-name="Standard"><text:s/></text:p>
      <text:p text:style-name="Standard"/>
      <text:p text:style-name="Standard"/>
      <text:p text:style-name="Standard"/>
      <text:p text:style-name="Standard"><text:soft-page-break/>50% </text:p>
      <text:p text:style-name="Standard"/>
      <text:p text:style-name="Standard"><draw:frame draw:style-name="fr2" draw:name="images6" text:anchor-type="paragraph" svg:x="0.575cm" svg:y="0.182cm" svg:width="12.358cm" svg:height="5.318cm" draw:z-index="7"><draw:image xlink:href="Pictures/2000000900003045000014C7800BFD2F.svm" xlink:type="simple" xlink:show="embed" xlink:actuate="onLoad"/></draw:frame><draw:frame draw:style-name="fr2" draw:name="images7" text:anchor-type="paragraph" svg:x="0.575cm" svg:y="5.498cm" svg:width="12.358cm" svg:height="5.318cm" draw:z-index="8"><draw:image xlink:href="Pictures/2000000900003045000014C7800BFD2F.svm" xlink:type="simple" xlink:show="embed" xlink:actuate="onLoad"/></draw:frame></text:p>
      <text:p text:style-name="Standard">60%</text:p>
      <text:p text:style-name="Standard"><draw:frame draw:style-name="fr2" draw:name="images3" text:anchor-type="paragraph" svg:x="1.132cm" svg:y="0.159cm" svg:width="12.303cm" svg:height="5.794cm" draw:z-index="3"><draw:image xlink:href="Pictures/2000000900003010000016A3CD6DA854.svm" xlink:type="simple" xlink:show="embed" xlink:actuate="onLoad"/></draw:frame><draw:frame draw:style-name="fr2" draw:name="images2" text:anchor-type="paragraph" svg:x="1.132cm" svg:y="5.951cm" svg:width="12.331cm" svg:height="5.794cm" draw:z-index="2"><draw:image xlink:href="Pictures/200000090000302B000016A37789D405.svm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Même question avec Xp = 50 %. </text:p>
      <text:p text:style-name="Standard"/>
      <text:p text:style-name="Standard">50% </text:p>
      <text:p text:style-name="Standard"><draw:frame draw:style-name="fr2" draw:name="images8" text:anchor-type="paragraph" svg:x="2.48cm" svg:y="5.636cm" svg:width="12.25cm" svg:height="5.082cm" draw:z-index="9"><draw:image xlink:href="Pictures/2000000900002FDB000013D97FF4FEFD.svm" xlink:type="simple" xlink:show="embed" xlink:actuate="onLoad"/></draw:frame><draw:frame draw:style-name="fr1" draw:name="images4" text:anchor-type="paragraph" svg:width="12.04cm" svg:height="5.823cm" draw:z-index="4"><draw:image xlink:href="Pictures/2000000900002F08000016BE2191162B.svm" xlink:type="simple" xlink:show="embed" xlink:actuate="onLoad"/></draw:frame>60%</text:p>
      <text:p text:style-name="Standard"><draw:frame draw:style-name="fr1" draw:name="images5" text:anchor-type="paragraph" svg:width="12.25cm" svg:height="5.503cm" draw:z-index="5"><draw:image xlink:href="Pictures/2000000900002FDB0000158062E458D7.svm" xlink:type="simple" xlink:show="embed" xlink:actuate="onLoad"/></draw:frame></text:p>
      <text:p text:style-name="Standard"><draw:frame draw:style-name="fr3" draw:name="images9" text:anchor-type="paragraph" svg:width="12.25cm" svg:height="5.082cm" draw:z-index="10"><draw:image xlink:href="Pictures/2000000900002FDB000013D97FF4FEFD.svm" xlink:type="simple" xlink:show="embed" xlink:actuate="onLoad"/></draw:frame></text:p>
      <text:p text:style-name="Standard"><draw:frame draw:style-name="fr5" draw:name="Objet2" text:anchor-type="paragraph" svg:x="0.104cm" svg:y="1.021cm" svg:width="15.998cm" svg:height="8.999cm" draw:z-index="6"><draw:object xlink:href="./Object 2" xlink:type="simple" xlink:show="embed" xlink:actuate="onLoad"/><draw:image xlink:href="./ObjectReplacements/Object 2" xlink:type="simple" xlink:show="embed" xlink:actuate="onLoad"/></draw:frame><text:soft-page-break/>7 Représenter les courbes Y = f (W) </text:p>
      <text:p text:style-name="Standard"/>
      <text:p text:style-name="Standard"/>
      <text:p text:style-name="Standard">8 En déduire l'ampliﬁcation du régulateur ∆Y/∆W dans les deux expériences précédentes et la comparer avec la valeur théorique A = 100/Xp . </text:p>
      <text:p text:style-name="Standard"/>
      <text:p text:style-name="Standard">Amplification avec xp 30%</text:p>
      <text:p text:style-name="Standard">(62-41)/(60-50)=2,1</text:p>
      <text:p text:style-name="Standard">A=2,1</text:p>
      <text:p text:style-name="Standard"/>
      <text:p text:style-name="Standard">Amplification avec xp 50%</text:p>
      <text:p text:style-name="Standard">(42-35)/(60-50)=0,7</text:p>
      <text:p text:style-name="Standard"/>
      <text:p text:style-name="Standard"/>
      <text:p text:style-name="Standard">Donc on est pas du tout en accord avec les valeurs théoriques</text:p>
      <text:h text:style-name="Heading_20_1" text:outline-level="1"><text:soft-page-break/>II. Étude de la régulation </text:h>
      <text:p text:style-name="Text_20_body"><draw:frame draw:style-name="fr4" draw:name="images10" text:anchor-type="as-char" svg:width="12.462cm" svg:height="11.509cm" draw:z-index="11"><draw:image xlink:href="http://192.168.111.14/Gestion/files/CIRA1/_Sujets2TP/img2020/TI%20Pression.jpg" xlink:type="simple" xlink:show="embed" xlink:actuate="onLoad"/></draw:frame> </text:p>
      <text:list xml:id="list24449155" text:style-name="L6">
        <text:list-item>
          <text:p text:style-name="P3">Donner la signiﬁcation des symboles PT et PIC.</text:p>
        </text:list-item>
      </text:list>
      <text:p text:style-name="Text_20_body">PT : Transmetteur de pression</text:p>
      <text:p text:style-name="Text_20_body">PIC : Régulateur indicateur de pression</text:p>
      <text:p text:style-name="Standard"/>
      <text:p text:style-name="Standard">2 ,Quel est le rôle des éléments (1), (2), (3), (4) de la boucle de régulation ? </text:p>
      <text:p text:style-name="Standard">1 : Régulateur corrige le procédé en commandant l'organe de réglage</text:p>
      <text:p text:style-name="Standard">2 : Relaie de calcul </text:p>
      <text:p text:style-name="Standard">3 : Organe de réglage il agit sur la grandeur réglante ici la vanne agis sur le débit </text:p>
      <text:p text:style-name="Standard">4::Mesure la pression dans la cuve <text:s/>et lan transmet au régulateur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 Réaliser et donner le câblage électrique correspondant au schéma TI. </text:p>
      <text:p text:style-name="Standard"><draw:frame draw:style-name="fr1" draw:name="images11" text:anchor-type="paragraph" svg:width="10.717cm" svg:height="10.689cm" draw:z-index="12"><draw:image xlink:href="Pictures/20000009000029DD000029C2F1A19EAD.svm" xlink:type="simple" xlink:show="embed" xlink:actuate="onLoad"/></draw:frame>4, Quelle est la grandeur visualisée entre A et B ?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2-11T02:05:49.18</meta:creation-date>
    <dc:date>2019-12-11T04:49:00.82</dc:date>
    <meta:editing-duration>PT1H56M45S</meta:editing-duration>
    <meta:editing-cycles>2</meta:editing-cycles>
    <meta:generator>LibreOffice/3.3$Win32 LibreOffice_project/330m19$Build-202</meta:generator>
    <meta:document-statistic meta:table-count="2" meta:image-count="11" meta:object-count="2" meta:page-count="7" meta:paragraph-count="46" meta:word-count="315" meta:character-count="18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5.083cm" svg:y="4.191cm" chart:style-name="ch2"/>
        <chart:plot-area chart:style-name="ch3" chart:data-source-has-labels="both" svg:x="1.205cm" svg:y="0.955cm" svg:width="11.692cm" svg:height="7.548cm">
          <chartooo:coordinate-region svg:x="1.443cm" svg:y="1.167cm" svg:width="11.174cm" svg:height="6.663cm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4.342cm" svg:y="3.953cm" chart:style-name="ch2"/>
        <chart:plot-area chart:style-name="ch3" chart:data-source-has-labels="both" svg:x="0.742cm" svg:y="1.272cm" svg:width="12.298cm" svg:height="7.547cm">
          <chartooo:coordinate-region svg:x="1.363cm" svg:y="1.484cm" svg:width="11.49cm" svg:height="6.662cm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8" chart:values-cell-range-address="local-table.$D$2:.$D$5" chart:label-cell-address="local-table.$D$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Xp 50</text:p>
              </table:table-cell>
              <table:table-cell office:value-type="string">
                <text:p>Xp 3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